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font-size-asian="11pt" style:font-size-complex="11pt" fo:background-color="#ffffff"/>
    </style:style>
    <style:style style:name="P3" style:family="paragraph" style:parent-style-name="Standard" style:list-style-name="WWNum1"/>
    <style:style style:name="P4" style:family="paragraph" style:parent-style-name="Standard" style:list-style-name="WWNum2"/>
    <style:style style:name="P5" style:family="paragraph" style:parent-style-name="Standard">
      <style:paragraph-properties fo:keep-together="auto" fo:orphans="0" fo:widows="0" fo:padding="0in" fo:border="none" fo:keep-with-next="auto"/>
    </style:style>
    <style:style style:name="P6" style:family="paragraph" style:parent-style-name="Standard">
      <style:paragraph-properties fo:keep-together="auto" fo:orphans="0" fo:widows="0" fo:padding="0in" fo:border="none" fo:keep-with-next="auto"/>
      <style:text-properties fo:font-size="11pt" style:font-size-asian="11pt" style:font-size-complex="11pt"/>
    </style:style>
    <style:style style:name="P7" style:family="paragraph" style:parent-style-name="Standard">
      <style:paragraph-properties fo:keep-together="auto" fo:orphans="0" fo:widows="0" fo:padding="0in" fo:border="none" fo:keep-with-next="auto"/>
      <style:text-properties fo:font-size="11pt" fo:font-style="italic" style:font-size-asian="11pt" style:font-style-asian="italic" style:font-size-complex="11pt"/>
    </style:style>
    <style:style style:name="P8" style:family="paragraph" style:parent-style-name="Standard">
      <style:paragraph-properties fo:keep-together="auto" fo:orphans="0" fo:widows="0" fo:padding="0in" fo:border="none" fo:keep-with-next="auto"/>
      <style:text-properties style:font-name="Arial" fo:font-size="10pt" style:font-name-asian="Arial1" style:font-size-asian="10pt" style:font-name-complex="Arial1" style:font-size-complex="10pt"/>
    </style:style>
    <style:style style:name="P9" style:family="paragraph" style:parent-style-name="Standard">
      <style:paragraph-properties fo:keep-together="auto" fo:orphans="0" fo:widows="0" fo:padding="0in" fo:border="none" fo:keep-with-next="auto"/>
      <style:text-properties fo:font-variant="normal" fo:text-transform="none" fo:font-size="11pt" style:font-size-asian="11pt" style:font-size-complex="11pt"/>
    </style:style>
    <style:style style:name="P10" style:family="paragraph" style:parent-style-name="Standard">
      <style:paragraph-properties fo:padding="0in" fo:border="none"/>
    </style:style>
    <style:style style:name="P11" style:family="paragraph" style:parent-style-name="Standard" style:list-style-name="WWNum1">
      <style:paragraph-properties fo:padding="0in" fo:border="none"/>
    </style:style>
    <style:style style:name="P12" style:family="paragraph" style:parent-style-name="Standard">
      <style:paragraph-properties fo:padding="0in" fo:border="none"/>
      <style:text-properties fo:font-size="11pt" fo:font-style="italic" style:font-size-asian="11pt" style:font-style-asian="italic" style:font-size-complex="11pt"/>
    </style:style>
    <style:style style:name="P13" style:family="paragraph" style:parent-style-name="Standard">
      <style:paragraph-properties fo:padding="0in" fo:border="none"/>
      <style:text-properties fo:font-size="11pt" style:font-size-asian="11pt" style:font-size-complex="11pt"/>
    </style:style>
    <style:style style:name="P14" style:family="paragraph" style:parent-style-name="Standard">
      <style:paragraph-properties fo:margin-top="0in" fo:margin-bottom="0.028in" loext:contextual-spacing="false" fo:line-height="100%" fo:padding="0in" fo:border="none"/>
    </style:style>
    <style:style style:name="P15" style:family="paragraph" style:parent-style-name="Standard">
      <style:paragraph-properties fo:margin-top="0in" fo:margin-bottom="0.028in" loext:contextual-spacing="false" fo:line-height="100%"/>
    </style:style>
    <style:style style:name="P16" style:family="paragraph" style:parent-style-name="Standard">
      <style:paragraph-properties fo:margin-left="0in" fo:margin-right="0in" fo:text-indent="0in" style:auto-text-indent="false"/>
      <style:text-properties fo:font-size="11pt" style:font-size-asian="11pt" style:font-size-complex="11pt"/>
    </style:style>
    <style:style style:name="P17" style:family="paragraph" style:parent-style-name="Standard">
      <style:paragraph-properties fo:margin-left="0in" fo:margin-right="0in" fo:keep-together="auto" fo:orphans="0" fo:widows="0" fo:text-indent="0in" style:auto-text-indent="false" fo:padding="0in" fo:border="none" fo:keep-with-next="auto"/>
    </style:style>
    <style:style style:name="P18" style:family="paragraph" style:parent-style-name="Standard" style:list-style-name="WWNum1">
      <style:paragraph-properties fo:margin-left="0in" fo:margin-right="0in" fo:text-indent="0in" style:auto-text-indent="false"/>
    </style:style>
    <style:style style:name="P19" style:family="paragraph" style:parent-style-name="Standard" style:list-style-name="WWNum1">
      <style:paragraph-properties fo:margin-left="0.25in" fo:margin-right="0in" fo:keep-together="auto" fo:orphans="0" fo:widows="0" fo:text-indent="-0.25in" style:auto-text-indent="false" fo:padding="0in" fo:border="none" fo:keep-with-next="auto"/>
    </style:style>
    <style:style style:name="P20" style:family="paragraph" style:parent-style-name="Standard" style:list-style-name="WWNum1">
      <style:paragraph-properties fo:margin-left="0.75in" fo:margin-right="0in" fo:text-indent="-0.25in" style:auto-text-indent="false"/>
    </style:style>
    <style:style style:name="P21" style:family="paragraph" style:parent-style-name="Standard" style:list-style-name="WWNum1">
      <style:paragraph-properties fo:margin-left="0.75in" fo:margin-right="0in" fo:margin-top="0in" fo:margin-bottom="0in" loext:contextual-spacing="false" fo:line-height="100%" fo:text-indent="-0.25in" style:auto-text-indent="false"/>
    </style:style>
    <style:style style:name="P22" style:family="paragraph" style:parent-style-name="Standard" style:list-style-name="WWNum1">
      <style:paragraph-properties fo:margin-left="0.75in" fo:margin-right="0in" fo:margin-top="0in" fo:margin-bottom="0.0417in" loext:contextual-spacing="false" fo:line-height="100%" fo:text-indent="-0.25in" style:auto-text-indent="false"/>
    </style:style>
    <style:style style:name="P23" style:family="paragraph" style:parent-style-name="Standard" style:list-style-name="WWNum1">
      <style:paragraph-properties fo:margin-top="0in" fo:margin-bottom="0in" loext:contextual-spacing="false"/>
    </style:style>
    <style:style style:name="P24" style:family="paragraph" style:parent-style-name="Standard" style:list-style-name="WWNum1">
      <style:paragraph-properties fo:margin-top="0in" fo:margin-bottom="0in" loext:contextual-spacing="false" fo:line-height="100%"/>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3">
      <style:paragraph-properties fo:margin-left="1in" fo:margin-right="0in" fo:text-indent="-0.25in" style:auto-text-indent="false"/>
    </style:style>
    <style:style style:name="P29" style:family="paragraph" style:parent-style-name="Standard">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keep-together="auto" fo:orphans="0" fo:widows="0" fo:text-indent="0.5in" style:auto-text-indent="false" fo:padding="0in" fo:border="none" fo:keep-with-next="auto"/>
    </style:style>
    <style:style style:name="P31" style:family="paragraph" style:parent-style-name="Standard" style:master-page-name="Standard">
      <style:paragraph-properties fo:keep-together="auto" fo:orphans="0" fo:widows="0" style:page-number="1" fo:padding="0in" fo:border="none" fo:keep-with-next="auto"/>
    </style:style>
    <style:style style:name="P32" style:family="paragraph" style:parent-style-name="Subtitle">
      <style:paragraph-properties fo:text-align="start" style:justify-single-word="false"/>
    </style:style>
    <style:style style:name="P33" style:family="paragraph" style:parent-style-name="Subtitle">
      <style:paragraph-properties fo:text-align="start" style:justify-single-word="false" fo:padding="0in" fo:border="none"/>
    </style:style>
    <style:style style:name="P34" style:family="paragraph">
      <loext:graphic-properties draw:fill="solid" draw:fill-color="#a0a0a0"/>
      <style:paragraph-properties fo:text-align="center"/>
    </style:style>
    <style:style style:name="T1" style:family="text">
      <style:text-properties fo:font-variant="normal" fo:text-transform="none" fo:font-size="11pt" fo:font-weight="bold" style:font-size-asian="11pt" style:font-weight-asian="bold" style:font-size-complex="11pt"/>
    </style:style>
    <style:style style:name="T2" style:family="text">
      <style:text-properties fo:font-variant="normal" fo:text-transform="none" fo:font-size="11pt" style:font-size-asian="11pt" style:font-size-complex="11pt"/>
    </style:style>
    <style:style style:name="T3" style:family="text">
      <style:text-properties fo:font-variant="normal" fo:text-transform="none" fo:font-size="11pt" fo:font-style="italic" style:font-size-asian="11pt" style:font-style-asian="italic"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size="11pt" style:font-size-asian="11pt" style:font-size-complex="11pt"/>
    </style:style>
    <style:style style:name="T6" style:family="text">
      <style:text-properties fo:font-size="11pt" style:font-size-asian="11pt" style:font-size-complex="11pt" fo:background-color="#ffffff"/>
    </style:style>
    <style:style style:name="T7" style:family="text">
      <style:text-properties fo:font-size="11pt" fo:font-weight="bold" style:font-size-asian="11pt" style:font-weight-asian="bold" style:font-size-complex="11pt"/>
    </style:style>
    <style:style style:name="T8" style:family="text">
      <style:text-properties fo:font-size="11pt" style:text-underline-style="none"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style:text-position="0% 100%" fo:font-size="11pt" fo:font-weight="bold" style:font-size-asian="11pt" style:font-weight-asian="bold" style:font-size-complex="11pt"/>
    </style:style>
    <style:style style:name="T11" style:family="text">
      <style:text-properties fo:font-size="10pt" style:font-size-asian="10pt" style:font-size-complex="10pt"/>
    </style:style>
    <style:style style:name="T12" style:family="text">
      <style:text-properties fo:color="#1155cc" fo:font-size="11pt" style:text-underline-style="solid" style:text-underline-width="auto" style:text-underline-color="font-color" style:font-size-asian="11pt" style:font-size-complex="11pt"/>
    </style:style>
    <style:style style:name="T13" style:family="text">
      <style:text-properties style:font-name="Times New Roman" fo:font-size="11pt" style:font-name-asian="Times New Roman1" style:font-size-asian="11pt" style:font-name-complex="Times New Roman1" style:font-size-complex="11pt"/>
    </style:style>
    <style:style style:name="T14" style:family="text">
      <style:text-properties style:text-position="super 58%" fo:font-size="11pt" style:font-size-asian="11pt" style:font-size-complex="11pt"/>
    </style:style>
    <style:style style:name="T15" style:family="text">
      <style:text-properties fo:color="#24292e" fo:font-size="11pt" style:font-size-asian="11pt" style:font-size-complex="11pt" fo:background-color="#ffffff"/>
    </style:style>
    <style:style style:name="T16" style:family="text">
      <style:text-properties fo:color="#2d303b" fo:font-size="11pt" style:font-size-asian="11pt" style:font-size-complex="11pt"/>
    </style:style>
    <style:style style:name="T17" style:family="text">
      <style:text-properties fo:color="#000080" fo:font-size="11pt" fo:font-weight="bold" style:font-size-asian="11pt" style:font-weight-asian="bold" style:font-size-complex="11pt"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gjdgxs"/><text:span text:style-name="T1">PETER H. BOLING</text:span></text:p>
      <text:p text:style-name="P5"><text:span text:style-name="T5">San Francisco Bay Area<text:tab/><text:tab/><text:tab/><text:tab/>homepage: <text:tab/></text:span><text:a xlink:type="simple" xlink:href="http://railsbling.com" text:style-name="ListLabel_20_46" text:visited-style-name="ListLabel_20_46"><text:span text:style-name="T2">http://railsbling.com</text:span></text:a></text:p>
      <text:p text:style-name="P5"><text:span text:style-name="T2">(765) </text:span><text:span text:style-name="T5">407</text:span><text:span text:style-name="T2">-</text:span><text:span text:style-name="T5">3138</text:span><text:span text:style-name="T2"><text:tab/><text:tab/><text:tab/></text:span><text:span text:style-name="T5"><text:tab/><text:tab/>email: <text:tab/><text:tab/>peter.boling@gmail.com</text:span></text:p>
      <text:p text:style-name="P14"><draw:rect text:anchor-type="as-char" style:rel-width="100%" draw:z-index="0" draw:style-name="gr1" draw:text-style-name="P34" svg:width="0.0012in" svg:height="0.0213in"><text:p/></draw:rect><text:span text:style-name="T7">Solution</text:span><text:span text:style-name="T10"> Arc</text:span><text:span text:style-name="T7">hitect, Automation Evangelist, Ruby Expert and Certified Barista</text:span><draw:rect text:anchor-type="as-char" style:rel-width="100%" draw:z-index="1" draw:style-name="gr1" draw:text-style-name="P34" svg:width="0.0012in" svg:height="0.0213in"><text:p/></draw:rect><text:span text:style-name="T5">Experienced system architect, team leader, mentor, rubyist, and full stack web application programmer since 2004; previously linux system administrator.</text:span></text:p>
      <text:p text:style-name="P6"/>
      <text:p text:style-name="P5"><text:span text:style-name="T5">Author and maintainer of many popular open source libraries.</text:span></text:p>
      <text:p text:style-name="P6"/>
      <text:p text:style-name="P5"><text:span text:style-name="T5">I excel at data analysis, task automation, testing, style guides, best practices, API design, benchmarking, and Domain Driven Design.</text:span></text:p>
      <text:p text:style-name="P6"/>
      <text:p text:style-name="P5"><text:span text:style-name="T5">Led major PHP to Rails conversions @ aSmallWorld (2008/9) and BibleGateway (2010).</text:span></text:p>
      <text:p text:style-name="P8"/>
      <text:p text:style-name="P5"><text:span text:style-name="T5">Created solutions for finance, insurance, healthcare, social networking, government, information technology, B2B, fashion, gaming, publishing, and e-commerce sectors.</text:span></text:p>
      <text:p text:style-name="P6"/>
      <text:p text:style-name="Standard"><text:span text:style-name="T5">Dedicated to moving science forward and improving the condition of life generally by automation and process improvement.</text:span></text:p>
      <text:p text:style-name="P6"/>
      <text:p text:style-name="Standard"><draw:rect text:anchor-type="as-char" style:rel-width="100%" draw:z-index="2" draw:style-name="gr2" draw:text-style-name="P34" svg:width="0.0012in" svg:height="0.0213in"><text:p/></draw:rect><text:span text:style-name="T7">Tech Leadership &amp; Management</text:span></text:p>
      <text:p text:style-name="Standard"><draw:rect text:anchor-type="as-char" style:rel-width="100%" draw:z-index="3" draw:style-name="gr2" draw:text-style-name="P34" svg:width="0.0012in" svg:height="0.0213in"><text:p/></draw:rect></text:p>
      <text:p text:style-name="P1"/>
      <text:p text:style-name="Standard"><text:span text:style-name="T7">Technical Advisor</text:span><text:span text:style-name="T5">, at Karuna Health; Architecture, mentoring, planning; <text:s/>2018 - present</text:span></text:p>
      <text:p text:style-name="Standard"><text:span text:style-name="T7">Project Lead</text:span><text:span text:style-name="T5">, oauth2 ruby gem; 2017 - present</text:span></text:p>
      <text:p text:style-name="Standard"><text:soft-page-break/><text:span text:style-name="T7">Web Team Lead</text:span><text:span text:style-name="T5">, at Invoice2go; I managed six developers, and 1 QA Engineer; 2016 - 2017</text:span></text:p>
      <text:p text:style-name="Standard"><text:span text:style-name="T7">Automation Team Lead</text:span><text:span text:style-name="T5">, at Invoice2go; I managed one developer, and interfaced with managers of all other teams; 2016 - 2017</text:span></text:p>
      <text:p text:style-name="Standard"><text:span text:style-name="T7">Project Lead</text:span><text:span text:style-name="T5">, dynamoid ruby gem; 2016 - present</text:span></text:p>
      <text:p text:style-name="Standard"><text:span text:style-name="T7">CTO</text:span><text:span text:style-name="T5"> of Acquaintable, and co-founder; I managed a team of five including designers, frontend, and backend engineers; Acquired, 2012 - 2013</text:span></text:p>
      <text:p text:style-name="Standard"><text:span text:style-name="T7">Project Lead</text:span><text:span text:style-name="T5">, flag_shih_tzu ruby gem; 2012 - present</text:span></text:p>
      <text:p text:style-name="Standard"><text:span text:style-name="T7">First Employee &amp; Lead Engineer</text:span><text:span text:style-name="T5"> at BloombergBlack; <text:s/>Interviewed, hired, then mentored team of fifteen engineers; 2010 to 2012</text:span></text:p>
      <text:p text:style-name="P5"><text:span text:style-name="T7">Team Lead</text:span><text:span text:style-name="T5"> at Sagebit; Managed and mentored five recent graduate programmers; 2008-2009</text:span></text:p>
      <text:p text:style-name="P6"/>
      <text:p text:style-name="P10"><draw:rect text:anchor-type="as-char" style:rel-width="100%" draw:z-index="4" draw:style-name="gr2" draw:text-style-name="P34" svg:width="0.0012in" svg:height="0.0213in"><text:p/></draw:rect><text:span text:style-name="T10">Skills</text:span></text:p>
      <text:p text:style-name="P5"><draw:rect text:anchor-type="as-char" style:rel-width="100%" draw:z-index="5" draw:style-name="gr2" draw:text-style-name="P34" svg:width="0.0012in" svg:height="0.0213in"><text:p/></draw:rect><text:span text:style-name="T2">App: <text:tab/><text:tab/>Ruby, Rails, RSpec, React, </text:span><text:span text:style-name="T5">ES2016, Cypress</text:span><text:span text:style-name="T2">, Webpacker, JSONapi, </text:span><text:span text:style-name="T5">Protobuf</text:span></text:p>
      <text:p text:style-name="P5"><text:span text:style-name="T2">Database:<text:tab/>PostgreSQL, Dynamo, Neo4j, E</text:span><text:span text:style-name="T5">S, Mongo, </text:span><text:span text:style-name="T2">Redis, MySQL, Oracle, </text:span><text:span text:style-name="T5">M</text:span><text:span text:style-name="T2">emcache</text:span><text:span text:style-name="T5">d</text:span></text:p>
      <text:p text:style-name="P5"><text:span text:style-name="T2">Servers:<text:tab/></text:span><text:span text:style-name="T5">P</text:span><text:span text:style-name="T2">uma, </text:span><text:span text:style-name="T5">nginx, </text:span><text:span text:style-name="T2">unicorn, </text:span><text:span text:style-name="T5">passenger</text:span><text:span text:style-name="T2">, mongrel, lighttpd, mod_ruby</text:span></text:p>
      <text:p text:style-name="P5"><text:span text:style-name="T2">System:<text:tab/><text:tab/>Bash, monitoring, scheduling, backup, security, debian packaging</text:span></text:p>
      <text:p text:style-name="P5"><text:span text:style-name="T5">Project:<text:tab/><text:tab/>Jira, Jenkins, Github, Pivotal, and Bitbucket Administration</text:span></text:p>
      <text:p text:style-name="P10"><draw:rect text:anchor-type="as-char" style:rel-width="100%" draw:z-index="6" draw:style-name="gr2" draw:text-style-name="P34" svg:width="0.0012in" svg:height="0.0213in"><text:p/></draw:rect><text:span text:style-name="T7">R</text:span><text:span text:style-name="T10">ecent</text:span><text:bookmark text:name="30j0zll"/><text:span text:style-name="T10"> </text:span><text:span text:style-name="T7">p</text:span><text:span text:style-name="T10">rojects</text:span></text:p>
      <text:p text:style-name="P5"><draw:rect text:anchor-type="as-char" style:rel-width="100%" draw:z-index="7" draw:style-name="gr2" draw:text-style-name="P34" svg:width="0.0012in" svg:height="0.0213in"><text:p/></draw:rect></text:p>
      <text:p text:style-name="P32"><text:bookmark text:name="_hjobx7ggvubx"/>Solution Architect</text:p>
      <text:p text:style-name="Standard"><text:span text:style-name="T11">Stack - Rails 5.2, Ruby 2.6, RSpec, PostgreSQL, S3, ES, Redis, Kafka, Sidekiq, Github</text:span></text:p>
      <text:p text:style-name="Standard"><text:span text:style-name="T5">MINDBODY, Inc (inc. assimilated Booker &amp; Frederick products) <text:s text:c="8"/>November 2019 - present</text:span></text:p>
      <text:p text:style-name="Standard"><text:a xlink:type="simple" xlink:href="https://www.mindbodyonline.com/" text:style-name="ListLabel_20_47" text:visited-style-name="ListLabel_20_47"><text:span text:style-name="T12">https://www.mindbodyonline.com/</text:span></text:a></text:p>
      <text:list xml:id="list1590951821" text:style-name="WWNum1">
        <text:list-item>
          <text:p text:style-name="P3"><text:span text:style-name="T5">Architecture design for new APIs, interfaces, data storage</text:span></text:p>
        </text:list-item>
        <text:list-item>
          <text:p text:style-name="P3"><text:soft-page-break/><text:span text:style-name="T5">Process design for software development lifecycle</text:span></text:p>
        </text:list-item>
        <text:list-item>
          <text:p text:style-name="P3"><text:span text:style-name="T5">SME for services utilized by all teams, and projects within Marketing Products</text:span></text:p>
        </text:list-item>
      </text:list>
      <text:p text:style-name="P16"/>
      <text:p text:style-name="P32"><text:bookmark text:name="_qlx9njyg6gfz"/>Senior Staff Architect (6 month contract, extended)</text:p>
      <text:p text:style-name="Standard"><text:span text:style-name="T11">Stack - Rails 5.2, Ruby 2.4=&gt;2.6, React v16, RSpec, PostgreSQL, S3, ES, Redis, Memcached, Sidekiq, Github</text:span></text:p>
      <text:p text:style-name="Standard"><text:span text:style-name="T5">Gainbridge.life, Relay Rewards, Delaware Life, Group1001 <text:s text:c="5"/>November 2018 - November 2019</text:span></text:p>
      <text:p text:style-name="Standard"><text:a xlink:type="simple" xlink:href="https://gainbridge.life" text:style-name="ListLabel_20_47" text:visited-style-name="ListLabel_20_47"><text:span text:style-name="T12">https://gainbridge.life</text:span></text:a><text:span text:style-name="T5">, </text:span><text:a xlink:type="simple" xlink:href="https://www.group1001.com" text:style-name="ListLabel_20_47" text:visited-style-name="ListLabel_20_47"><text:span text:style-name="T12">https://www.group1001.com</text:span></text:a></text:p>
      <text:list xml:id="list41556225831604" text:continue-numbering="true" text:style-name="WWNum1">
        <text:list-item>
          <text:p text:style-name="P3"><text:span text:style-name="T5">Develop Group1001 corporate homepage (Rails &amp; Contentful) </text:span><text:a xlink:type="simple" xlink:href="https://www.group1001.com" text:style-name="ListLabel_20_47" text:visited-style-name="ListLabel_20_47"><text:span text:style-name="T12">https://www.group1001.com</text:span></text:a></text:p>
        </text:list-item>
        <text:list-item>
          <text:p text:style-name="P3"><text:span text:style-name="T5">Design and implement all analytics solutions and integrations for </text:span><text:a xlink:type="simple" xlink:href="https://gainbridge.life" text:style-name="ListLabel_20_47" text:visited-style-name="ListLabel_20_47"><text:span text:style-name="T12">https://gainbridge.life</text:span></text:a></text:p>
        </text:list-item>
        <text:list-item>
          <text:p text:style-name="P3"><text:span text:style-name="T5">Developing front end (React v16 &amp; Redux) on </text:span><text:a xlink:type="simple" xlink:href="https://gainbridge.life" text:style-name="ListLabel_20_47" text:visited-style-name="ListLabel_20_47"><text:span text:style-name="T12">https://gainbridge.life</text:span></text:a></text:p>
        </text:list-item>
        <text:list-item>
          <text:p text:style-name="P3"><text:span text:style-name="T5">Built E2E specs in Cypress for </text:span><text:a xlink:type="simple" xlink:href="https://gainbridge.life" text:style-name="ListLabel_20_47" text:visited-style-name="ListLabel_20_47"><text:span text:style-name="T12">https://gainbridge.life</text:span></text:a></text:p>
        </text:list-item>
        <text:list-item>
          <text:p text:style-name="P3"><text:span text:style-name="T5">Full stack support of </text:span><text:a xlink:type="simple" xlink:href="https://relayrewards.com/" text:style-name="ListLabel_20_47" text:visited-style-name="ListLabel_20_47"><text:span text:style-name="T12">https://relayrewards.com/</text:span></text:a><text:span text:style-name="T5"> (will probably be shut down soon)</text:span></text:p>
          <text:list>
            <text:list-item>
              <text:p text:style-name="P18"><text:span text:style-name="T5">Implementation of all new features</text:span></text:p>
            </text:list-item>
            <text:list-item>
              <text:p text:style-name="P18"><text:span text:style-name="T5">Built new redesigned landing page with React Hooks (never released)</text:span></text:p>
            </text:list-item>
          </text:list>
        </text:list-item>
        <text:list-item>
          <text:p text:style-name="P3"><text:span text:style-name="T5">JIRA administration &amp; process development</text:span></text:p>
        </text:list-item>
      </text:list>
      <text:p text:style-name="P32"><text:bookmark text:name="_3uaavl9inmz5"/></text:p>
      <text:p text:style-name="P32"><text:bookmark text:name="_yjkk8gqsapc4"/>Tech Evangelist / Advisor</text:p>
      <text:p text:style-name="Standard"><text:span text:style-name="T11">Stack - Rails 5.2, Ruby 2.5=&gt;2.6, RSpec, PostgreSQL, SQS, Protobuf, S3, ES, Redis, Memcached, Sidekiq, Aptible, Github</text:span></text:p>
      <text:p text:style-name="Standard"><text:span text:style-name="T5">Karuna Health<text:tab/><text:tab/><text:tab/><text:tab/><text:tab/><text:tab/><text:tab/>November 2018 - Present</text:span></text:p>
      <text:p text:style-name="Standard"><text:a xlink:type="simple" xlink:href="https://www.meetkaruna.com/" text:style-name="ListLabel_20_47" text:visited-style-name="ListLabel_20_47"><text:span text:style-name="T12">https://www.meetkaruna.com/</text:span></text:a></text:p>
      <text:list xml:id="list41555944256396" text:continue-numbering="true" text:style-name="WWNum1">
        <text:list-item>
          <text:p text:style-name="P3"><text:span text:style-name="T5">Advising on technical, architectural, and hiring issues</text:span></text:p>
        </text:list-item>
      </text:list>
      <text:p text:style-name="P32"><text:bookmark text:name="_jbfyh48eq9lq"/><text:soft-page-break/></text:p>
      <text:p text:style-name="P32"><text:bookmark text:name="_glltnm8jgmhj"/>Principal Systems Architect</text:p>
      <text:p text:style-name="Standard"><text:span text:style-name="T11">Stack - Rails 4.2, Ruby 2.0=&gt;2.3, RSpec, PostgreSQL, DynamoDB, S3, ES, Mongo, Redis, Memcached, Resque, DigitalOcean, Heroku, DataDog, Cloudwatch, NewRelic, Salesforce, Jira, Bitbucket, Ubuntu</text:span></text:p>
      <text:p text:style-name="Standard"><text:span text:style-name="T5">Intricately<text:tab/><text:tab/><text:tab/><text:tab/><text:tab/><text:tab/><text:tab/>May 2016 - November 2018</text:span></text:p>
      <text:p text:style-name="Standard"><text:a xlink:type="simple" xlink:href="http://www.intricately.com" text:style-name="ListLabel_20_48" text:visited-style-name="ListLabel_20_48"><text:span text:style-name="T5">http://www.intricately.com</text:span></text:a></text:p>
      <text:list xml:id="list41557200703937" text:continue-numbering="true" text:style-name="WWNum1">
        <text:list-item>
          <text:p text:style-name="P3"><text:span text:style-name="T5">Created time-series data collection &amp; analytics; Generates events to track change on internet</text:span></text:p>
        </text:list-item>
        <text:list-item>
          <text:p text:style-name="P3"><text:span text:style-name="T5">Scaling systems and creating devops tools to better utilize infrastructure</text:span></text:p>
        </text:list-item>
        <text:list-item>
          <text:p text:style-name="P3"><text:span text:style-name="T5">Advanced math to transform non-scalar data from AWS Alexa into a scalar digest</text:span></text:p>
        </text:list-item>
        <text:list-item>
          <text:p text:style-name="P3"><text:span text:style-name="T5">Monitor, log, benchmark, and automate the internet monitoring robots</text:span></text:p>
        </text:list-item>
        <text:list-item>
          <text:p text:style-name="P3"><text:span text:style-name="T5">Build data pipelines for enterprise customers exposing the internet sliced in different ways</text:span></text:p>
        </text:list-item>
      </text:list>
      <text:p text:style-name="P1"/>
      <text:p text:style-name="P32"><text:bookmark text:name="_l5tr9f59r1ry"/>Principal Systems Architect</text:p>
      <text:p text:style-name="Standard"><text:span text:style-name="T11">Stack - Rails 4.2=&gt;5.2, Ruby 2.3=&gt;2.5, RSpec, PostgreSQL, Jira, Ubuntu, OPC DA integrations.</text:span></text:p>
      <text:p text:style-name="Standard"><text:span text:style-name="T5">Bolt Threads<text:tab/><text:tab/><text:tab/><text:tab/><text:tab/><text:tab/><text:tab/>Sep 2017 - May 2018</text:span></text:p>
      <text:p text:style-name="Standard"><text:a xlink:type="simple" xlink:href="https://boltthreads.com/" text:style-name="ListLabel_20_48" text:visited-style-name="ListLabel_20_48"><text:span text:style-name="T5">https://boltthreads.com/</text:span></text:a></text:p>
      <text:list xml:id="list41557263416996" text:continue-numbering="true" text:style-name="WWNum1">
        <text:list-item>
          <text:p text:style-name="P3"><text:span text:style-name="T5">Maintenance of a legacy, custom, in-house built, Lab Information Management System.</text:span></text:p>
        </text:list-item>
        <text:list-item>
          <text:p text:style-name="P3"><text:span text:style-name="T5">Analysis of potential replacement third party LIMS systems.</text:span></text:p>
        </text:list-item>
        <text:list-item>
          <text:p text:style-name="P3"><text:span text:style-name="T5">Interviewed candidates for Software Engineering leadership team (VP, Director, Sys Admins)</text:span></text:p>
        </text:list-item>
        <text:list-item>
          <text:p text:style-name="P3"><text:span text:style-name="T5">Integration of Windows-based OPC DA services with LIMS via data sampling mechanisms</text:span></text:p>
        </text:list-item>
        <text:list-item>
          <text:p text:style-name="P3"><text:span text:style-name="T5">Translate garment designs to instrumentation for a Stoll industrial knitting machine</text:span></text:p>
        </text:list-item>
        <text:list-item>
          <text:p text:style-name="P3"><text:span text:style-name="T5">Primary JIRA administrator for all company projects</text:span></text:p>
        </text:list-item>
        <text:list-item>
          <text:p text:style-name="P3"><text:soft-page-break/><text:span text:style-name="T5">Participated in Leadership Fundamentals training</text:span></text:p>
        </text:list-item>
        <text:list-item>
          <text:p text:style-name="P3"><text:span text:style-name="T5">Left when the in-house LIMS system was replaced with off-the-shelf software.</text:span></text:p>
        </text:list-item>
      </text:list>
      <text:p text:style-name="Standard"/>
      <text:p text:style-name="P33"><text:bookmark text:name="_6bpi5dkbh8xm"/>Principal Engineer</text:p>
      <text:p text:style-name="P33"><text:bookmark text:name="_hebrj5ivh8t4"/>Automation Team Lead</text:p>
      <text:p text:style-name="P33"><text:bookmark text:name="_g7q092ufq89n"/>Web Team Lead</text:p>
      <text:p text:style-name="Standard"><text:span text:style-name="T11">Stack - Rails 4.2, Ruby 2.3, RSpec, AngularJS 1.4, PostgreSQL, S3, ElasticSearch, Redis, Memcached, Sidekiq, CircleCI, Jenkins, Github Enterprise, ZenDesk, NewRelic</text:span></text:p>
      <text:p text:style-name="P5"><text:span text:style-name="T5">Invoice2Go<text:tab/><text:tab/><text:tab/><text:tab/><text:tab/><text:tab/><text:tab/>Jan 2016 - Feb 2017</text:span></text:p>
      <text:p text:style-name="P17"><text:a xlink:type="simple" xlink:href="http://www.invoice2go.com" text:style-name="ListLabel_20_48" text:visited-style-name="ListLabel_20_48"><text:span text:style-name="T5">http://www.invoice2go.com</text:span></text:a></text:p>
      <text:list xml:id="list41557156622512" text:continue-numbering="true" text:style-name="WWNum1">
        <text:list-item>
          <text:p text:style-name="P11"><text:span text:style-name="T5">Lead the web team in developing a revamped web app at </text:span><text:a xlink:type="simple" xlink:href="https://web.invoice.2go.com/" text:style-name="ListLabel_20_48" text:visited-style-name="ListLabel_20_48"><text:span text:style-name="T5">https://web.invoice.2go.com/</text:span></text:a></text:p>
        </text:list-item>
        <text:list-item>
          <text:p text:style-name="P11"><text:span text:style-name="T5">Laid the groundwork for new service architecture, implementation and continuous integration</text:span></text:p>
        </text:list-item>
        <text:list-item>
          <text:p text:style-name="P11"><text:span text:style-name="T5">Designing JIRA process, workflows and screens, and integration with ZenDesk</text:span></text:p>
        </text:list-item>
        <text:list-item>
          <text:p text:style-name="P11"><text:span text:style-name="T5">Designing and implementing git branching strategy and supporting toolchain</text:span></text:p>
        </text:list-item>
        <text:list-item>
          <text:p text:style-name="P11"><text:span text:style-name="T5">Implementing sandboxed dev env and tiered deployed environments</text:span></text:p>
        </text:list-item>
        <text:list-item>
          <text:p text:style-name="P11"><text:span text:style-name="T5">Design and implement feature flags allowing synchronized feature release across clients</text:span></text:p>
        </text:list-item>
        <text:list-item>
          <text:p text:style-name="P11"><text:span text:style-name="T5">Engineering Leadership role in Jakarta office</text:span></text:p>
        </text:list-item>
      </text:list>
      <text:p text:style-name="P6"/>
      <text:p text:style-name="P33"><text:bookmark text:name="_sttv5lrm0y5h"/>Senior Engineer</text:p>
      <text:p text:style-name="Standard"><text:span text:style-name="T11">Stack - Rails 3.2, Ruby 2.0=&gt;2.1, RSpec, React, EmberCLI, Haml, Slim, SASS, PostgreSQL, S3, Redis, Memcached, Sidekiq, TravisCI, Github, Salesforce, NewRelic, Heroku</text:span></text:p>
      <text:p text:style-name="P5"><text:span text:style-name="T5">Trumaker &amp; Co<text:tab/><text:tab/><text:tab/><text:tab/><text:tab/><text:tab/><text:tab/>Apr 2014 - Mar 2016</text:span></text:p>
      <text:p text:style-name="P5"><text:a xlink:type="simple" xlink:href="http://www.trumaker.com" text:style-name="ListLabel_20_48" text:visited-style-name="ListLabel_20_48"><text:span text:style-name="T5">http://www.trumaker.com</text:span></text:a></text:p>
      <text:list xml:id="list41556278692969" text:continue-numbering="true" text:style-name="WWNum1">
        <text:list-item>
          <text:p text:style-name="P11"><text:soft-page-break/><text:span text:style-name="T5">Rebuilding architecture of entire tech stack</text:span></text:p>
        </text:list-item>
        <text:list-item>
          <text:p text:style-name="P11"><text:span text:style-name="T5">Extracting front-end parts to ember-cli and react thin clients</text:span></text:p>
        </text:list-item>
        <text:list-item>
          <text:p text:style-name="P11"><text:span text:style-name="T5">Building structured, authenticated, performant APIs, utilizing versioning and caching</text:span></text:p>
        </text:list-item>
        <text:list-item>
          <text:p text:style-name="P11"><text:span text:style-name="T5">Modernizing versions of Ruby, Rails, and many critical gems</text:span></text:p>
        </text:list-item>
        <text:list-item>
          <text:p text:style-name="P11"><text:span text:style-name="T5">Implementing backend to support launches of new product lines (blazers, ties, belts, pants, sweaters, tees, etc), fulfillment processes, factories, and shipping methods</text:span></text:p>
        </text:list-item>
        <text:list-item>
          <text:p text:style-name="P11"><text:span text:style-name="T5">Designed and created a fully spec’d 12-state Lead CRM tool</text:span></text:p>
        </text:list-item>
        <text:list-item>
          <text:p text:style-name="P11"><text:span text:style-name="T5">Integrated Salesforce with internal Lead CRM via my celluloid-io-pg-listener gem</text:span></text:p>
        </text:list-item>
        <text:list-item>
          <text:p text:style-name="P11"><text:span text:style-name="T5">Built a commissioned sales attribution framework that supports point-in-time history</text:span></text:p>
        </text:list-item>
        <text:list-item>
          <text:p text:style-name="P11"><text:span text:style-name="T5">Fixed the factory pattern and rewrote the spec suite, adding thousands of additional tests</text:span></text:p>
        </text:list-item>
        <text:list-item>
          <text:p text:style-name="P11"><text:span text:style-name="T5">Setup new deployed environments, created Thor deployment tool for automation of the many deployment related sub-tasks</text:span></text:p>
        </text:list-item>
      </text:list>
      <text:p text:style-name="P6"/>
      <text:p text:style-name="P33"><text:bookmark text:name="_5qqdx1ezq8k0"/>Senior Staff Architect, Services (9 month contract, extended)</text:p>
      <text:p text:style-name="Standard"><text:span text:style-name="T11">Stack - Ruby 1.8=&gt;2.1, CGI, FastCGI, Mail gem, RSpec, Oracle 11g, rbenv, bash, daemons, RedHat linux</text:span></text:p>
      <text:p text:style-name="P5"><text:span text:style-name="T2">Church Pension Group<text:tab/><text:tab/><text:tab/><text:tab/><text:tab/> </text:span><text:span text:style-name="T5"><text:tab/>Aug 2013 – Oct 2014</text:span></text:p>
      <text:p text:style-name="P5"><text:a xlink:type="simple" xlink:href="http://cpg.org/" text:style-name="ListLabel_20_46" text:visited-style-name="ListLabel_20_46"><text:span text:style-name="T2">http://cpg.org</text:span></text:a><text:span text:style-name="T2"> (among others)</text:span></text:p>
      <text:list xml:id="list41557486475314" text:continue-numbering="true" text:style-name="WWNum1">
        <text:list-item>
          <text:p text:style-name="P19"><text:span text:style-name="T2">Forensic analysis of 5 year old ruby service layer</text:span></text:p>
        </text:list-item>
        <text:list-item>
          <text:p text:style-name="P19"><text:span text:style-name="T2">Upgrade from Ruby 1.8.7 to 2</text:span><text:span text:style-name="T5">.0, then 2.1</text:span></text:p>
        </text:list-item>
        <text:list-item>
          <text:p text:style-name="P19"><text:span text:style-name="T2">Created ruby service APIs to support many varied clients, </text:span><text:span text:style-name="T5">&amp;</text:span><text:span text:style-name="T2"> regression test suite</text:span></text:p>
        </text:list-item>
        <text:list-item>
          <text:p text:style-name="P19"><text:span text:style-name="T2">Implement account lock and token expiry security measures</text:span><text:span text:style-name="T5"> &amp; </text:span><text:span text:style-name="T2">automated enforcement</text:span></text:p>
        </text:list-item>
        <text:list-item>
          <text:p text:style-name="P19"><text:span text:style-name="T2">Upgrade daemon infrastructure and trading systems, improve software stack / `make` system</text:span></text:p>
        </text:list-item>
        <text:list-item>
          <text:p text:style-name="P19"><text:span text:style-name="T2">10x performance enhancement of internal services: former 20 req/s is now at least 200 req/s when the bottleneck changes to external resources.</text:span></text:p>
        </text:list-item>
      </text:list>
      <text:p text:style-name="P6"><text:soft-page-break/></text:p>
      <text:p text:style-name="P32"><text:bookmark text:name="_dn4a3fw2c2xd"/>Co-founder, Chief Technology Officer</text:p>
      <text:p text:style-name="Standard"><text:span text:style-name="T11">Stack - Rails 3.2, JRuby 1.7, Ruby 1.9=&gt;2.0, RSpec, RequireJS, BackboneJS, Foundation, Slim, SASS, Neo4j, PostgreSQL, S3, Redis, Memcached, Sidekiq, Unicorn, Puma, TravisCI, Github, Librato Metrics, NewRelic, Heroku</text:span></text:p>
      <text:p text:style-name="Standard"><text:span text:style-name="T5">Acquaintable.com – Socially curated dating through FoF<text:tab/> <text:s text:c="5"/><text:tab/>Jun 2012 – Aug 2013</text:span></text:p>
      <text:p text:style-name="Standard"><text:span text:style-name="T5">Acquired by LikeBright, now Reveal (Microsoft Ventures backed)</text:span></text:p>
      <text:list xml:id="list41556220101251" text:continue-numbering="true" text:style-name="WWNum1">
        <text:list-item>
          <text:p text:style-name="P3"><text:span text:style-name="T5">Built the entire site &amp; made all tech decisions</text:span></text:p>
        </text:list-item>
        <text:list-item>
          <text:p text:style-name="P3"><text:span text:style-name="T5">Advised on all product and design decisions</text:span></text:p>
        </text:list-item>
        <text:list-item>
          <text:p text:style-name="P3"><text:span text:style-name="T5">Created matching engine with Neo4j + PostgreSQL data analysis algorithms</text:span></text:p>
        </text:list-item>
        <text:list-item>
          <text:p text:style-name="P3"><text:span text:style-name="T5">Mobile first, responsive design, with intuitive, touch-enabled mobile interface</text:span></text:p>
        </text:list-item>
        <text:list-item>
          <text:p text:style-name="P3"><text:span text:style-name="T5">Designed to provide an immediate experience to each new user</text:span></text:p>
        </text:list-item>
        <text:list-item>
          <text:p text:style-name="P3"><text:span text:style-name="T5">One page app design, in preparation for iPhone app</text:span></text:p>
        </text:list-item>
        <text:list-item>
          <text:p text:style-name="P3"><text:span text:style-name="T5">UX tool-chain: backbone-marionette, handlebars, RequireJS, slim, SASS, foundation</text:span></text:p>
        </text:list-item>
        <text:list-item>
          <text:p text:style-name="P3"><text:span text:style-name="T5">Accepted into Entrepreneurs Roundtable Accelerator Winter 2013 class (ERA - NYC)</text:span></text:p>
        </text:list-item>
        <text:list-item>
          <text:p text:style-name="P3"><text:span text:style-name="T5">Fully automated and self-correcting, no intervention required for 4 months.</text:span></text:p>
        </text:list-item>
        <text:list-item>
          <text:p text:style-name="P3"><text:span text:style-name="T5">Successful exit via acquisition!</text:span></text:p>
        </text:list-item>
      </text:list>
      <text:p text:style-name="P1"/>
      <text:p text:style-name="P32"><text:bookmark text:name="_nn0vlnxvwpr7"/>Senior Rubyist &amp; Lead Developer</text:p>
      <text:p text:style-name="Standard"><text:span text:style-name="T11">Stack - Rails 2.3, 3.0, 3.1 &amp; 3.2, Ruby 1.8=&gt;1.9, Grape, RSpec, RequireJS, Foundation, Slim, SASS, SOAP, Unicorn, Puma, Memcached, TeamCity, Git</text:span></text:p>
      <text:p text:style-name="Standard"><text:span text:style-name="T5">Bloomberg Black – now dissolved<text:tab/><text:tab/><text:tab/><text:tab/>Aug 2010 – Nov 2012</text:span></text:p>
      <text:list xml:id="list41555826020650" text:continue-numbering="true" text:style-name="WWNum1">
        <text:list-item>
          <text:p text:style-name="P3"><text:span text:style-name="T5">1</text:span><text:span text:style-name="T14">st</text:span><text:span text:style-name="T5"> Employee, and lead developer of Bloomberg Black, a personal wealth management startup</text:span></text:p>
        </text:list-item>
        <text:list-item>
          <text:p text:style-name="P3"><text:span text:style-name="T5">Interviewed and built a team of 15 engineers</text:span></text:p>
        </text:list-item>
        <text:list-item>
          <text:p text:style-name="P3"><text:soft-page-break/><text:span text:style-name="T5">I built internal gems:</text:span></text:p>
          <text:list>
            <text:list-item>
              <text:p text:style-name="P20"><text:span text:style-name="T5">VCR extensions: improved automated management / recording of soap interactions allows for isolated development, recorded sessions reduce dependency on service tier</text:span></text:p>
            </text:list-item>
            <text:list-item>
              <text:p text:style-name="P20"><text:span text:style-name="T5">Javascript: flyout menus, internally tabbed ajax pages, scrollspy, breadcrumbs</text:span></text:p>
            </text:list-item>
            <text:list-item>
              <text:p text:style-name="P20"><text:span text:style-name="T5">Spec suite with thousands of tests to enforce style guide, validate ruby namespace against collisions</text:span></text:p>
            </text:list-item>
          </text:list>
        </text:list-item>
        <text:list-item>
          <text:p text:style-name="P3"><text:span text:style-name="T5">SOAP services interface, generators for SOAP models and test fixtures; created version dependency resolution between Ruby layer and Java services</text:span></text:p>
        </text:list-item>
        <text:list-item>
          <text:p text:style-name="P3"><text:span text:style-name="T5">Rack middleware for fast custom logging =&gt; Splunk, 10ms per request improvement</text:span></text:p>
        </text:list-item>
        <text:list-item>
          <text:p text:style-name="P3"><text:span text:style-name="T5">Designed project structure: ajax widgets built out of reusable RequireJS modules, cells for componentized features, presenters for single instance variable, and logic free views</text:span></text:p>
        </text:list-item>
        <text:list-item>
          <text:p text:style-name="P3"><text:span text:style-name="T5">Spec infrastructure: created custom rspec matchers, acceptance tests, JS unit tests</text:span></text:p>
        </text:list-item>
        <text:list-item>
          <text:p text:style-name="P3"><text:span text:style-name="T5">CMS presentation code for the dynamic content on the site with all content available via static route or ajax widgets</text:span></text:p>
        </text:list-item>
        <text:list-item>
          <text:p text:style-name="P3"><text:span text:style-name="T5">Built the CMS backend for the content entry in the 100% javascript Rapid IDE</text:span></text:p>
        </text:list-item>
        <text:list-item>
          <text:p text:style-name="P3"><text:span text:style-name="T5">Maintained platform interoperability – Windows &amp; RedHat &amp; MacOS</text:span></text:p>
        </text:list-item>
      </text:list>
      <text:p text:style-name="P1"/>
      <text:p text:style-name="P32"><text:bookmark text:name="_ycxsb6fxqfx5"/>Team Lead, Senior Engineer (contract)</text:p>
      <text:p text:style-name="Standard"><text:span text:style-name="T11">Stack - Rails 2.0, 2.1, 2.2, 2.3, Makandra Rails LTS, Ruby 1.8=&gt;2.2, RSpec, Haml, CSS, MySQL, Memcached, Mongrel, Unicorn, TravisCI, Github, Redmine, NewRelic</text:span></text:p>
      <text:p text:style-name="Standard"><text:span text:style-name="T5">Timeperks.com – </text:span><text:span text:style-name="T6">Order meals online from favorite local restaurants <text:tab/></text:span><text:span text:style-name="T5">Sep 2008 – Aug 2014</text:span></text:p>
      <text:list xml:id="list41557701551904" text:continue-numbering="true" text:style-name="WWNum1">
        <text:list-item>
          <text:p text:style-name="P3"><text:span text:style-name="T5">Mentored junior developers, and reviewed code</text:span></text:p>
        </text:list-item>
        <text:list-item>
          <text:p text:style-name="P3"><text:span text:style-name="T5">Built some of the more complex parts of the system, e.g. CX ghosting/masquerade tool</text:span></text:p>
        </text:list-item>
        <text:list-item>
          <text:p text:style-name="P3"><text:span text:style-name="T5">Created data reporting features, utilizes my csv_pirate gem.</text:span></text:p>
        </text:list-item>
        <text:list-item>
          <text:p text:style-name="P3"><text:span text:style-name="T5">Did all original, three-way, marketplace payment integration with Amazon FPS, and became maintainer of remit gem</text:span></text:p>
        </text:list-item>
      </text:list>
      <text:p text:style-name="P1"/>
      <text:p text:style-name="P32"><text:bookmark text:name="_79y697vmlz2s"/>Partner &amp; Lead Developer (Ruby on Rails)</text:p>
      <text:p text:style-name="Standard"><text:soft-page-break/><text:span text:style-name="T11">Stack - Rails 1.2, 2.0, 2.1, 2.2, 2.3, 3.0, 3.1, Ruby 1.8=&gt;1.9, RSpec, Erb, Haml, CSS, jQuery, MySQL, Mongrel, Unicorn, Memcached, Github, Redmine, Debian, Ubuntu</text:span></text:p>
      <text:p text:style-name="Standard"><text:span text:style-name="T5">Sagebit, LLC - now dissolved<text:tab/><text:tab/><text:tab/><text:tab/><text:tab/>Jun 2007 – Dec 2011</text:span></text:p>
      <text:list xml:id="list41557322562723" text:continue-numbering="true" text:style-name="WWNum1">
        <text:list-item>
          <text:p text:style-name="P23"><text:span text:style-name="T5">Developed a Ruby on Rails based media storage and retrieval engine</text:span></text:p>
        </text:list-item>
        <text:list-item>
          <text:p text:style-name="P24"><text:span text:style-name="T5">Development, testing, deployment, and refactoring internal projects, including:</text:span></text:p>
          <text:list>
            <text:list-item>
              <text:p text:style-name="P21"><text:span text:style-name="T5">CartaBuzz – Find things to do near you (many third party APIs)</text:span></text:p>
            </text:list-item>
            <text:list-item>
              <text:p text:style-name="P21"><text:span text:style-name="T5">MonkeyStub – Get tickets to events fast (many third party APIs)</text:span></text:p>
            </text:list-item>
            <text:list-item>
              <text:p text:style-name="P21"><text:span text:style-name="T5">YetiMail – Snopes for Chain Letters / Spam / Phishing (web scraping; a fuzzy phrase analysis engine; AI)</text:span></text:p>
            </text:list-item>
          </text:list>
        </text:list-item>
        <text:list-item>
          <text:p text:style-name="P24"><text:span text:style-name="T5">Trained 5 new hires in Ruby, Rails, REST, and stateless programming</text:span></text:p>
        </text:list-item>
        <text:list-item>
          <text:p text:style-name="P24"><text:span text:style-name="T5">Likewise with all Rails-based client projects, including: social networks, nonprofits, data warehousing, and commercial sites</text:span></text:p>
        </text:list-item>
        <text:list-item>
          <text:p text:style-name="P24"><text:span text:style-name="T5">Biggest contract was with aSmallWorld, </text:span><text:a xlink:type="simple" xlink:href="http://asmallworld.com/" text:style-name="ListLabel_20_48" text:visited-style-name="ListLabel_20_48"><text:span text:style-name="T5">http://asmallworld.com</text:span></text:a><text:span text:style-name="T5">:</text:span></text:p>
          <text:list>
            <text:list-item>
              <text:p text:style-name="P21"><text:span text:style-name="T5">Led team of 10 developers converting old PHP site to Rails</text:span></text:p>
            </text:list-item>
            <text:list-item>
              <text:p text:style-name="P21"><text:span text:style-name="T5">Design &amp; setup of load balanced 32 server production stack</text:span></text:p>
            </text:list-item>
            <text:list-item>
              <text:p text:style-name="P21"><text:span text:style-name="T5">Wrote forums, photo sharing, friend network presentation engine</text:span></text:p>
            </text:list-item>
            <text:list-item>
              <text:p text:style-name="P21"><text:span text:style-name="T5">Designed polymorphic basis for CMS in the new site</text:span></text:p>
            </text:list-item>
            <text:list-item>
              <text:p text:style-name="P21"><text:span text:style-name="T5">Moved millions of rows of data from the legacy tables to new rails friendly table designs and data models, and optimized SQL queries, and code structure for negligible downtime during PHP -&gt; Rails migration</text:span></text:p>
            </text:list-item>
            <text:list-item>
              <text:p text:style-name="P21"><text:span text:style-name="T5">Optimized to handle 2MM uniques per month, and 300K page views per day</text:span></text:p>
            </text:list-item>
            <text:list-item>
              <text:p text:style-name="P21"><text:span text:style-name="T5">Designed and implemented page and user tracking</text:span></text:p>
            </text:list-item>
            <text:list-item>
              <text:p text:style-name="P22"><text:span text:style-name="T5">Built advertising minisite engine for Estee Lauder and Mercedes-Mclaren campaigns</text:span></text:p>
            </text:list-item>
          </text:list>
        </text:list-item>
      </text:list>
      <text:p text:style-name="P1"/>
      <text:p text:style-name="P32"><text:bookmark text:name="_m94vei3h417r"/>Senior Ruby on Rails Developer (6 month contract, extended)</text:p>
      <text:p text:style-name="Standard"><text:span text:style-name="T11">Stack - Rails 2.3, Ruby 1.9, RSpec, Memcached, EPub</text:span></text:p>
      <text:p text:style-name="Standard"><text:soft-page-break/><text:span text:style-name="T5">Zondervan (Harper-Collins)<text:tab/><text:tab/><text:tab/><text:tab/><text:tab/>Dec 2009 – Jul 2010 </text:span></text:p>
      <text:p text:style-name="Standard"><text:a xlink:type="simple" xlink:href="http://biblegateway.com/" text:style-name="ListLabel_20_48" text:visited-style-name="ListLabel_20_48"><text:span text:style-name="T5">http://BibleGateway.com</text:span></text:a></text:p>
      <text:list xml:id="list41555996669810" text:continue-numbering="true" text:style-name="WWNum1">
        <text:list-item>
          <text:p text:style-name="P3"><text:span text:style-name="T5">Developed Google-inspired search engine for POC build of BibleGateway.com</text:span></text:p>
          <text:list>
            <text:list-item>
              <text:p text:style-name="P20"><text:a xlink:type="simple" xlink:href="http://github.com/pboling/awesome_search" text:style-name="ListLabel_20_48" text:visited-style-name="ListLabel_20_48"><text:span text:style-name="T5">http://github.com/pboling/awesome_search</text:span></text:a></text:p>
            </text:list-item>
          </text:list>
        </text:list-item>
        <text:list-item>
          <text:p text:style-name="P3"><text:span text:style-name="T5">Created dynamic tools used to import hundreds of publications into the system:</text:span></text:p>
          <text:list>
            <text:list-item>
              <text:p text:style-name="P20"><text:span text:style-name="T5">improve quality of data, metadata, and data linkages</text:span></text:p>
            </text:list-item>
            <text:list-item>
              <text:p text:style-name="P20"><text:span text:style-name="T5">incrementally index publications with Solr / Sunspot</text:span></text:p>
            </text:list-item>
          </text:list>
        </text:list-item>
        <text:list-item>
          <text:p text:style-name="P3"><text:span text:style-name="T5">Implemented advanced exception handling and reporting</text:span></text:p>
        </text:list-item>
        <text:list-item>
          <text:p text:style-name="P3"><text:span text:style-name="T5">Developed parser to transform raw text into HTML decorated with footnotes and many publishing formatting requirements</text:span></text:p>
        </text:list-item>
      </text:list>
      <text:p text:style-name="P1"/>
      <text:p text:style-name="P32"><text:bookmark text:name="_cvcjrrs1ofcv"/>Founder &amp; System Architect</text:p>
      <text:p text:style-name="Standard"><text:span text:style-name="T11">Stack: Rails 1.2, 2.0, 2.1, 2.2, 2.3, Ruby 1.8=&gt;1.9, MySQL, Memcached, Redis, Redmine, DelayedJob, jQuery, AJAX, CSS, Debian, Ubuntu, Bash</text:span></text:p>
      <text:p text:style-name="Standard"><text:span text:style-name="T5">9thBit, LLC (Rails Consulting)<text:tab/><text:tab/><text:tab/> <text:s/><text:tab/> <text:s text:c="11"/><text:tab/>Mar 2007 – Jul 2010</text:span></text:p>
      <text:list xml:id="list1005278456" text:style-name="WWNum3">
        <text:list-item>
          <text:p text:style-name="P25"><text:span text:style-name="T5">Built a full-featured credit union web application (offline)</text:span></text:p>
          <text:list>
            <text:list-item>
              <text:p text:style-name="P28"><text:span text:style-name="T5">Integrations with several payment gateways and money transfer services</text:span></text:p>
            </text:list-item>
            <text:list-item>
              <text:p text:style-name="P28"><text:span text:style-name="T5">Clients could transfer money from other institutions</text:span></text:p>
            </text:list-item>
            <text:list-item>
              <text:p text:style-name="P28"><text:span text:style-name="T5">Clients could make online withdrawals to other institutions</text:span></text:p>
            </text:list-item>
            <text:list-item>
              <text:p text:style-name="P28"><text:span text:style-name="T5">Advanced fraud detection and prevention</text:span></text:p>
            </text:list-item>
            <text:list-item>
              <text:p text:style-name="P28"><text:span text:style-name="T5">Admin backend systems for credit union staff to use</text:span></text:p>
            </text:list-item>
            <text:list-item>
              <text:p text:style-name="P28"><text:span text:style-name="T5">Interest calculation; Nightly audits and reconciliation on accounts</text:span></text:p>
            </text:list-item>
            <text:list-item>
              <text:p text:style-name="P28"><text:span text:style-name="T5">Document handling; Account statements, and ledgers</text:span></text:p>
            </text:list-item>
            <text:list-item>
              <text:p text:style-name="P28"><text:soft-page-break/><text:span text:style-name="T5">Notification system and support system, with knowledge base</text:span></text:p>
            </text:list-item>
            <text:list-item>
              <text:p text:style-name="P28"><text:span text:style-name="T5">All devops work, security hardening, server provisioning, backups, etc</text:span></text:p>
            </text:list-item>
            <text:list-item>
              <text:p text:style-name="P28"><text:span text:style-name="T5">$10 million+ in deposits and wire transfers</text:span></text:p>
            </text:list-item>
            <text:list-item>
              <text:p text:style-name="P28"><text:span text:style-name="T5">Thousands of accounts and users supported</text:span></text:p>
            </text:list-item>
          </text:list>
        </text:list-item>
        <text:list-item>
          <text:p text:style-name="P25"><text:span text:style-name="T5">Built a letter writing, printing, and mailing service (offline)</text:span></text:p>
          <text:list>
            <text:list-item>
              <text:p text:style-name="P28"><text:span text:style-name="T5">Physical letters as a service; Sent to government officials, local, state, national</text:span></text:p>
            </text:list-item>
            <text:list-item>
              <text:p text:style-name="P28"><text:span text:style-name="T5">Geolocates users to determine the correct legislators</text:span></text:p>
            </text:list-item>
          </text:list>
        </text:list-item>
      </text:list>
      <text:p text:style-name="P1"/>
      <text:p text:style-name="P32"><text:bookmark text:name="_iiboxbq17bgs"/>Senior Developer, System Admin, Ruby on Rails (contract)</text:p>
      <text:p text:style-name="Standard"><text:span text:style-name="T11">Stack - Rails 2.1, 2.2 &amp; 2.3, Ruby 1.8=&gt;1.9, RSpec, Memcached</text:span></text:p>
      <text:p text:style-name="Standard"><text:span text:style-name="T5">Neighborino, LLC<text:tab/><text:tab/><text:tab/><text:tab/><text:tab/><text:tab/>Aug 2008 – Aug 2010</text:span></text:p>
      <text:p text:style-name="Standard"><text:a xlink:type="simple" xlink:href="http://www.neighborino.com/%0D" text:style-name="ListLabel_20_48" text:visited-style-name="ListLabel_20_48"><text:span text:style-name="T5">http://www.neighborino.com/</text:span></text:a><text:span text:style-name="T5"> &amp; </text:span><text:a xlink:type="simple" xlink:href="http://demo.neighborino.com/" text:style-name="ListLabel_20_48" text:visited-style-name="ListLabel_20_48"><text:span text:style-name="T5">http://demo.neighborino.com/</text:span></text:a></text:p>
      <text:list xml:id="list1314681120" text:style-name="WWNum2">
        <text:list-item>
          <text:p text:style-name="P4"><text:span text:style-name="T5">Photo sharing features, form handling, messaging, advertising services, calendaring.</text:span></text:p>
        </text:list-item>
        <text:list-item>
          <text:p text:style-name="P4"><text:span text:style-name="T5">Created a mailer daemon system to fix timeouts on the website when sending emails.</text:span></text:p>
        </text:list-item>
      </text:list>
      <text:p text:style-name="P1"/>
      <text:p text:style-name="P32"><text:bookmark text:name="_ful69bgdfvg3"/>Systems Analyst / Developer (Ruby on Rails, XSL, C#, Shell)</text:p>
      <text:p text:style-name="Standard"><text:span text:style-name="T11">Stack - Rails 1.1 &amp; 1.2, Ruby 1.8, Oracle 8i, 9i &amp; 10g, jQuery, AJAX, CSS, Redhat Linux, Windows IIS, XML, XSLT, Google Search Appliance</text:span></text:p>
      <text:p text:style-name="Standard"><text:span text:style-name="T5">Legislative Services Agency (LSA)<text:tab/><text:tab/><text:tab/><text:tab/>Apr 2006 – June 2007</text:span></text:p>
      <text:p text:style-name="Standard"><text:a xlink:type="simple" xlink:href="http://www.in.gov/legislative/iac/irtoc.htm" text:style-name="ListLabel_20_48" text:visited-style-name="ListLabel_20_48"><text:span text:style-name="T5">http://www.in.gov/legislative/iac/irtoc.htm</text:span></text:a></text:p>
      <text:list xml:id="list41557058791842" text:continue-list="list41555996669810" text:style-name="WWNum1">
        <text:list-item>
          <text:p text:style-name="P3"><text:span text:style-name="T5">Built Indiana Register website with Tomcat, Cocoon, and Google Mini</text:span></text:p>
        </text:list-item>
        <text:list-item>
          <text:p text:style-name="P3"><text:span text:style-name="T5">Created Indiana General Assembly's internal call center application running the House, Senate, and LSA call centers.</text:span></text:p>
          <text:list>
            <text:list-item>
              <text:p text:style-name="P20"><text:soft-page-break/><text:span text:style-name="T5">One of the first in the world to run Rails on Windows Server 2003; mongrel_cluster &amp; Oracle 10g backend, IIS6 frontend; Worked directly with Microsoft’s IIS team</text:span></text:p>
            </text:list-item>
            <text:list-item>
              <text:p text:style-name="P20"><text:span text:style-name="T5">AJAX address based lookup of senate and house districts for constituents, with issue tracking, and daily summary email to legislators</text:span></text:p>
            </text:list-item>
          </text:list>
        </text:list-item>
      </text:list>
      <text:p text:style-name="P1"/>
      <text:p text:style-name="P32"><text:bookmark text:name="_3x7ghv9yje57"/>Ruby on Rails Developer &amp; Partner</text:p>
      <text:p text:style-name="Standard"><text:span text:style-name="T11">Stack: Rails 0.14, 1.0, 1.1 &amp; 1.2, Ruby 1.8, Nginx, Mongrel Cluster, Lighttpd, MySQL, Memcached, Redmine, jQuery, AJAX, CSS, Debian, Ubuntu, Bash</text:span></text:p>
      <text:p text:style-name="Standard"><text:span text:style-name="T5">PanEther, LLC (Rails Consulting)<text:tab/><text:tab/><text:tab/><text:tab/>Dec 2005 – Mar 2007</text:span></text:p>
      <text:list xml:id="list765450108" text:style-name="WWNum4">
        <text:list-item>
          <text:p text:style-name="P26"><text:span text:style-name="T5">Built a fantasy football website for a client</text:span></text:p>
        </text:list-item>
        <text:list-item>
          <text:p text:style-name="P26"><text:span text:style-name="T5">Built a credit union web application, and administrative tools, for a client</text:span></text:p>
        </text:list-item>
        <text:list-item>
          <text:p text:style-name="P26"><text:span text:style-name="T5">Built a government advocacy web application for a client</text:span></text:p>
        </text:list-item>
      </text:list>
      <text:p text:style-name="P1"/>
      <text:p text:style-name="P32"><text:bookmark text:name="_605yuohf8tte"/>Linux System Administrator &amp; Developer (Rails, PHP, Java, Perl, Scheme, Shell)</text:p>
      <text:p text:style-name="Standard"><text:span text:style-name="T11">Stack: Rails 0.10, 0.11, 0.12, 0.13, 0.14, 1.0 &amp; 1.1, Ruby 1.8, Mongrel, MySQL, Memcached, Bugzilla, Bash</text:span></text:p>
      <text:p text:style-name="Standard"><text:span text:style-name="T5">Optivel, Inc<text:tab/><text:tab/><text:tab/><text:tab/><text:tab/><text:tab/><text:tab/>Dec 2004 – April 2006</text:span></text:p>
      <text:list xml:id="list1227585049" text:style-name="WWNum5">
        <text:list-item>
          <text:p text:style-name="P27"><text:span text:style-name="T5">Primary developer on first-ever enterprise-grade, Rails-based, ticketing system</text:span></text:p>
        </text:list-item>
        <text:list-item>
          <text:p text:style-name="P27"><text:span text:style-name="T5">Built a time tracking app in Rails; an “AirBnB for Airplanes” in PhP</text:span></text:p>
        </text:list-item>
        <text:list-item>
          <text:p text:style-name="P27"><text:span text:style-name="T5">Managed a Debian apt repository mirror</text:span></text:p>
        </text:list-item>
        <text:list-item>
          <text:p text:style-name="P27"><text:span text:style-name="T5">Built and maintained internal debian packages handling configuration synchronization, key rotation, and automated backups.</text:span></text:p>
        </text:list-item>
      </text:list>
      <text:p text:style-name="P6"/>
      <text:p text:style-name="P10"><draw:rect text:anchor-type="as-char" style:rel-width="100%" draw:z-index="8" draw:style-name="gr2" draw:text-style-name="P34" svg:width="0.0012in" svg:height="0.0213in"><text:p/></draw:rect><text:span text:style-name="T10">Open source </text:span><text:span text:style-name="T7">activism</text:span><text:span text:style-name="T10"> </text:span><text:span text:style-name="T7">- Millions of </text:span><text:span text:style-name="T10">RubyGem </text:span><text:span text:style-name="T7">d</text:span><text:span text:style-name="T10">ownloads </text:span><text:span text:style-name="T7">since</text:span><text:span text:style-name="T10"> 2009</text:span></text:p>
      <text:p text:style-name="P5"><draw:rect text:anchor-type="as-char" style:rel-width="100%" draw:z-index="9" draw:style-name="gr2" draw:text-style-name="P34" svg:width="0.0012in" svg:height="0.0213in"><text:p/></draw:rect><text:a xlink:type="simple" xlink:href="http://github.com/pboling" text:style-name="ListLabel_20_46" text:visited-style-name="ListLabel_20_46"><text:span text:style-name="T2">http://github.com/pboling</text:span></text:a><text:span text:style-name="T5"> <text:tab/><text:tab/><text:tab/><text:tab/></text:span><text:a xlink:type="simple" xlink:href="http://rubygems.org/profiles/pboling" text:style-name="ListLabel_20_46" text:visited-style-name="ListLabel_20_46"><text:span text:style-name="T2">http://rubygems.org/profiles/pboling</text:span></text:a></text:p>
      <text:p text:style-name="P5"><text:a xlink:type="simple" xlink:href="http://github-awards.com/users/search?login=pboling" text:style-name="ListLabel_20_48" text:visited-style-name="ListLabel_20_48"><text:span text:style-name="T5">http://github-awards.com/users/search?login=pboling</text:span></text:a><text:tab/><text:a xlink:type="simple" xlink:href="https://coderwall.com/pboling" text:style-name="ListLabel_20_48" text:visited-style-name="ListLabel_20_48"><text:span text:style-name="T5">https://coderwall.com/pboling</text:span></text:a></text:p>
      <text:p text:style-name="P10"><text:soft-page-break/><text:a xlink:type="simple" xlink:href="https://coderwall.com/pboling" text:style-name="ListLabel_20_49" text:visited-style-name="ListLabel_20_49"><text:span text:style-name="T5"/></text:a></text:p>
      <text:p text:style-name="P10"><draw:rect text:anchor-type="as-char" style:rel-width="100%" draw:z-index="10" draw:style-name="gr2" draw:text-style-name="P34" svg:width="0.0012in" svg:height="0.0213in"><text:p/></draw:rect><text:span text:style-name="T7">Some gems I hack on</text:span></text:p>
      <text:p text:style-name="P5"><draw:rect text:anchor-type="as-char" style:rel-width="100%" draw:z-index="11" draw:style-name="gr2" draw:text-style-name="P34" svg:width="0.0012in" svg:height="0.0213in"><text:p/></draw:rect></text:p>
      <text:p text:style-name="Standard"><text:span text:style-name="T9">oauth2</text:span><text:span text:style-name="T5"> – </text:span><text:span text:style-name="T15">A Ruby wrapper for the OAuth 2.0 protocol:</text:span><text:span text:style-name="T5"> Project Lead &amp; Maintainer since Dec 2017</text:span></text:p>
      <text:p text:style-name="Standard"><text:a xlink:type="simple" xlink:href="https://github.com/oauth-xx/oauth2" text:style-name="ListLabel_20_50" text:visited-style-name="ListLabel_20_50"><text:span text:style-name="T16">https://github.com/oauth-xx/oauth2</text:span></text:a></text:p>
      <text:p text:style-name="P12"/>
      <text:p text:style-name="P10"><text:span text:style-name="T9">debug_logging</text:span><text:span text:style-name="T5"> – Unobtrusive debug logging for Ruby without the litter: Author, Mar 2017</text:span></text:p>
      <text:p text:style-name="Standard"><text:a xlink:type="simple" xlink:href="https://github.com/pboling/debug_logging" text:style-name="ListLabel_20_48" text:visited-style-name="ListLabel_20_48"><text:span text:style-name="T5">https://github.com/pboling/debug_logging</text:span></text:a></text:p>
      <text:p text:style-name="P12"/>
      <text:p text:style-name="Standard"><text:span text:style-name="T9">dynamoid</text:span><text:span text:style-name="T5"> – AWS DynamoDB ORM for Ruby: Maintainer since May 2016</text:span></text:p>
      <text:p text:style-name="Standard"><text:a xlink:type="simple" xlink:href="https://github.com/Dynamoid/Dynamoid" text:style-name="ListLabel_20_48" text:visited-style-name="ListLabel_20_48"><text:span text:style-name="T5">https://github.com/Dynamoid/Dynamoid</text:span></text:a></text:p>
      <text:p text:style-name="P12"/>
      <text:p text:style-name="P10"><text:span text:style-name="T9">gem_bench</text:span><text:span text:style-name="T5"> – static gemfile analysis: Author, Apr 2013</text:span></text:p>
      <text:p text:style-name="P10"><text:a xlink:type="simple" xlink:href="https://github.com/pboling/gem_bench" text:style-name="ListLabel_20_48" text:visited-style-name="ListLabel_20_48"><text:span text:style-name="T5">https://github.com/pboling/gem_bench</text:span></text:a></text:p>
      <text:p text:style-name="P13"/>
      <text:p text:style-name="P5"><text:span text:style-name="T3">flag_shih_tzu</text:span><text:span text:style-name="T2"> – Bitfields for ActiveRecord: </text:span><text:span text:style-name="T5">M</text:span><text:span text:style-name="T2">aintainer since Nov 2012</text:span></text:p>
      <text:p text:style-name="P5"><text:a xlink:type="simple" xlink:href="https://github.com/pboling/flag_shih_tzu" text:style-name="ListLabel_20_46" text:visited-style-name="ListLabel_20_46"><text:span text:style-name="T2">https://github.com/pboling/flag_shih_tz</text:span></text:a><text:a xlink:type="simple" xlink:href="https://github.com/pboling/flag_shih_tzu" text:style-name="ListLabel_20_48" text:visited-style-name="ListLabel_20_48"><text:span text:style-name="T5">u</text:span></text:a></text:p>
      <text:p text:style-name="P7"/>
      <text:p text:style-name="P5"><text:span text:style-name="T3">sanitize_email</text:span><text:span text:style-name="T2"> –</text:span><text:span text:style-name="T1"><text:tab/></text:span><text:span text:style-name="T2"> Tools for testing email; Safety belt for using production data: Author Oct 2008</text:span></text:p>
      <text:p text:style-name="P5"><text:a xlink:type="simple" xlink:href="https://github.com/pboling/sanitize_email" text:style-name="ListLabel_20_46" text:visited-style-name="ListLabel_20_46"><text:span text:style-name="T2">https://github.com/pboling/sanitize_email</text:span></text:a></text:p>
      <text:p text:style-name="P9"/>
      <text:p text:style-name="P5"><text:soft-page-break/><text:span text:style-name="T2">And</text:span><text:span text:style-name="T3"> many</text:span><text:span text:style-name="T2"> more... </text:span><text:a xlink:type="simple" xlink:href="http://rubygems.org/profiles/pboling" text:style-name="ListLabel_20_46" text:visited-style-name="ListLabel_20_46"><text:span text:style-name="T2">http://rubygems.org/profiles/pboling</text:span></text:a></text:p>
      <text:p text:style-name="P9"/>
      <text:p text:style-name="P10"><draw:rect text:anchor-type="as-char" style:rel-width="100%" draw:z-index="12" draw:style-name="gr2" draw:text-style-name="P34" svg:width="0.0012in" svg:height="0.0213in"><text:p/></draw:rect><text:span text:style-name="T7">Humanitarian volunteer work</text:span></text:p>
      <text:p text:style-name="P5"><draw:rect text:anchor-type="as-char" style:rel-width="100%" draw:z-index="13" draw:style-name="gr2" draw:text-style-name="P34" svg:width="0.0012in" svg:height="0.0213in"><text:p/></draw:rect><text:span text:style-name="T5">Since 2013 I have been helping refugees from Ivory Coast and Liberian civil wars re-establish themselves. <text:s/>Initially I rent apartments for refugees, purchase land, build cinder block homes, help them repatriate, find gainful employment, and build sufficiency by farming and husbandry. </text:span><text:span text:style-name="T2"><text:s/></text:span><text:span text:style-name="T5">R</text:span><text:span text:style-name="T2">efugees who can</text:span><text:span text:style-name="T5">not repatriate I help relocate to permanent new lives through UN programs, mostly to Canada and Australia. <text:s/></text:span><text:span text:style-name="T2">November 2015 my efforts </text:span><text:span text:style-name="T5">became a registered Liberian NGO called Hope For Tomorrow. <text:s/>Each year I directly assist hundreds of refugees to repatriate or relocate.</text:span></text:p>
      <text:p text:style-name="P6"/>
      <text:p text:style-name="P5"><text:span text:style-name="T2">Co-founder of the WordTree Foundation, </text:span><text:a xlink:type="simple" xlink:href="http://blog.wordtree.org" text:style-name="ListLabel_20_46" text:visited-style-name="ListLabel_20_46"><text:span text:style-name="T2">http://blog.wordtree.org</text:span></text:a><text:span text:style-name="T2">. <text:s/>Working on algorithms to enable scientific textual analysis (e.g. </text:span><text:span text:style-name="T5">n-</text:span><text:span text:style-name="T2">gram) of literary works to shed light on provenance, and external influence, especially for works written prior to the modern age, which will shed light on how human thought has evolved. <text:s/>All code is open source: </text:span><text:a xlink:type="simple" xlink:href="http://github.com/wordtreefoundation" text:style-name="ListLabel_20_46" text:visited-style-name="ListLabel_20_46"><text:span text:style-name="T2">http://github.com/wordtreefoundation</text:span></text:a></text:p>
      <text:p text:style-name="P5"><text:a xlink:type="simple" xlink:href="http://github.com/wordtreefoundation" text:style-name="ListLabel_20_46" text:visited-style-name="ListLabel_20_46"><text:span text:style-name="T5"/></text:a></text:p>
      <text:p text:style-name="P5"><text:span text:style-name="T2">I contribute on an ongoing basis to the following charities and organizations:</text:span></text:p>
      <text:p text:style-name="P10"><text:span text:style-name="T9"><text:tab/>United Way<text:tab/><text:tab/>Africa Heartwood Project<text:tab/>Hope For Tomorrow, Liberia</text:span></text:p>
      <text:p text:style-name="P10"><text:span text:style-name="T9"><text:tab/>Children International<text:tab/><text:tab/>Kiva.org<text:tab/><text:tab/>Heifer International</text:span></text:p>
      <text:p text:style-name="P10"><text:span text:style-name="T9"><text:tab/>KQED<text:tab/><text:tab/><text:tab/>Pacifica Foundation<text:tab/><text:tab/>National Wildlife Federation</text:span></text:p>
      <text:p text:style-name="P9"/>
      <text:p text:style-name="P29"><draw:rect text:anchor-type="as-char" style:rel-width="100%" draw:z-index="14" draw:style-name="gr1" draw:text-style-name="P34" svg:width="0.0012in" svg:height="0.0213in"><text:p/></draw:rect><text:span text:style-name="T1">Human </text:span><text:span text:style-name="T7">Language Fluency</text:span></text:p>
      <text:p text:style-name="P5"><draw:rect text:anchor-type="as-char" style:rel-width="100%" draw:z-index="15" draw:style-name="gr2" draw:text-style-name="P34" svg:width="0.0012in" svg:height="0.0213in"><text:p/></draw:rect><text:span text:style-name="T2">English (native)<text:tab/><text:tab/> <text:s text:c="9"/>Spanish (fluent)<text:tab/> <text:s/><text:tab/> <text:s text:c="16"/>Portuguese (fluent)</text:span></text:p>
      <text:p text:style-name="P5"><text:span text:style-name="T5">Indonesian (conversational)</text:span></text:p>
      <text:p text:style-name="P9"/>
      <text:p text:style-name="P29"><draw:rect text:anchor-type="as-char" style:rel-width="100%" draw:z-index="16" draw:style-name="gr1" draw:text-style-name="P34" svg:width="0.0012in" svg:height="0.0213in"><text:p/></draw:rect><text:span text:style-name="T4">Honors</text:span></text:p>
      <text:p text:style-name="P5"><draw:rect text:anchor-type="as-char" style:rel-width="100%" draw:z-index="17" draw:style-name="gr2" draw:text-style-name="P34" svg:width="0.0012in" svg:height="0.0213in"><text:p/></draw:rect><text:span text:style-name="T2">Dean’s Honor List for College of Sciences and Humanities, Ball State University,</text:span></text:p>
      <text:p text:style-name="P30"><text:span text:style-name="T2">Spring ’98 and Spring ’99 (Computer Science)</text:span></text:p>
      <text:p text:style-name="P5"><text:span text:style-name="T2">Indiana Core 40 Honors Diploma, Muncie Central High School</text:span></text:p>
      <text:p text:style-name="P5"><text:span text:style-name="T5">Eagle Scout* - Boy Scouts of America</text:span></text:p>
      <text:p text:style-name="P30"><text:soft-page-break/><text:span text:style-name="T5"><text:s/>(*As a minor; before I knew of the discriminatory nature of the organization)</text:span></text:p>
      <text:p text:style-name="P9"/>
      <text:p text:style-name="P29"><draw:rect text:anchor-type="as-char" style:rel-width="100%" draw:z-index="18" draw:style-name="gr1" draw:text-style-name="P34" svg:width="0.0012in" svg:height="0.0213in"><text:p/></draw:rect><text:span text:style-name="T7">E</text:span><text:span text:style-name="T4">ducation</text:span></text:p>
      <text:p text:style-name="P5"><draw:rect text:anchor-type="as-char" style:rel-width="100%" draw:z-index="19" draw:style-name="gr2" draw:text-style-name="P34" svg:width="0.0012in" svg:height="0.0213in"><text:p/></draw:rect><text:span text:style-name="T2">Ball State University, CS*, Science &amp; Humanities, Muncie, IN 1997 – 1999</text:span></text:p>
      <text:p text:style-name="P5"><text:span text:style-name="T2">Purdue University, MIS</text:span><text:span text:style-name="T1">*</text:span><text:span text:style-name="T2">, Science &amp; Eng. Tech., Lafayette, IN 2002 – 2004</text:span></text:p>
      <text:p text:style-name="P5"><text:span text:style-name="T2">Ball State University, CS</text:span><text:span text:style-name="T1">*</text:span><text:span text:style-name="T2">, Science &amp; Humanities, Muncie, IN 2004 – 2005</text:span></text:p>
      <text:p text:style-name="P5"><text:span text:style-name="T2">Purdue University, CIT</text:span><text:span text:style-name="T1">*</text:span><text:span text:style-name="T2">, Engineering Technology, Indpls, IN 2005 – 2007</text:span></text:p>
      <text:p text:style-name="P5"><text:span text:style-name="T1">*</text:span><text:span text:style-name="T2"> Worked full-time, no debt, through college; flat-top roofer, sys-admin, web developer. <text:s/>I am eight classes short of a degree, and I have </text:span><text:span text:style-name="T1">no</text:span><text:span text:style-name="T2"> intention of completing it.</text:span></text:p>
      <text:p text:style-name="P6"/>
      <text:p text:style-name="P15"><draw:rect text:anchor-type="as-char" style:rel-width="100%" draw:z-index="20" draw:style-name="gr1" draw:text-style-name="P34" svg:width="0.0012in" svg:height="0.0213in"><text:p/></draw:rect><text:span text:style-name="T7">Certifications</text:span></text:p>
      <text:p text:style-name="Standard"><draw:rect text:anchor-type="as-char" style:rel-width="100%" draw:z-index="21" draw:style-name="gr2" draw:text-style-name="P34" svg:width="0.0012in" svg:height="0.0213in"><text:p/></draw:rect></text:p>
      <text:p text:style-name="Standard"><text:span text:style-name="T5">Barista, Certified &amp; Licensed in Australia by </text:span><text:span text:style-name="T6">CBD College, Sydney, RTO# 91399</text:span></text:p>
      <text:p text:style-name="Standard"><text:span text:style-name="T17">* </text:span><text:span text:style-name="T6">SITHFAB005 - Prepare and serve espresso coffee</text:span></text:p>
      <text:p text:style-name="Standard"><text:span text:style-name="T17">* </text:span><text:span text:style-name="T6">SITXFSA001 - Use hygienic practices for food safety</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keep-together="auto" fo:orphans="0" fo:widows="0" fo:text-indent="0.5in" style:auto-text-indent="false" fo:keep-with-next="auto"/>
      <style:text-properties fo:font-variant="normal" fo:text-transform="none"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2a00ff"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1pt" style:text-underline-style="solid" style:text-underline-width="auto" style:text-underline-color="font-color" style:font-size-asian="11pt" style:font-size-complex="11pt"/>
    </style:style>
    <style:style style:name="ListLabel_20_48" style:display-name="ListLabel 48" style:family="text">
      <style:text-properties fo:font-size="11pt" style:font-size-asian="11pt" style:font-size-complex="11pt"/>
    </style:style>
    <style:style style:name="ListLabel_20_49" style:display-name="ListLabel 49" style:family="text"/>
    <style:style style:name="ListLabel_20_50" style:display-name="ListLabel 50" style:family="text">
      <style:text-properties fo:color="#2d303b"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67" meta:word-count="2795" meta:character-count="19491" meta:non-whitespace-character-count="16884"/>
    <meta:generator>LibreOfficeDev/6.0.5.2$Linux_X86_64 LibreOffice_project/</meta:generator>
  </office:meta>
</office:document-meta>
</file>